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6.8cm" svg:y="0.2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9cm" svg:y="4.8cm">
          <draw:text-box>
            <text:p><text:span text:style-name="T1">i</text:span></text:p>
          </draw:text-box>
        </draw:frame>
        <draw:frame draw:style-name="gr3" draw:text-style-name="P2" draw:layer="layout" svg:width="15.209cm" svg:height="8.555cm" svg:x="-0.009cm" svg:y="0.94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6-01-23T14:59:09.488676680</dc:date>
    <meta:editing-duration>PT5M42S</meta:editing-duration>
    <meta:editing-cycles>22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6" chart:maximum="6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1cm" svg:height="8.556cm" xlink:href="." xlink:type="simple" chart:class="chart:scatter" chart:style-name="ch1">
        <chart:plot-area chart:style-name="ch2" chart:data-source-has-labels="both" svg:x="0.304cm" svg:y="0.171cm" svg:width="14.602cm" svg:height="8.214cm">
          <chart:coordinate-region svg:x="0.45cm" svg:y="0.37cm" svg:width="14.362cm" svg:height="7.816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